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05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- Dringende Empfehlung an alle no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- Dringende Empfehlung an alle no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Juli um 11:42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ingende Empfehlung an alle noch Nichtgeimpften: Wenn ihr noch Kinder wollt lasst Euch keinesfalls impf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m.facebook.com/andreas.sartory/posts/472209093448526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- Dringende Empfehlung an alle no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VID-19-Impfstoffe werden eingehend auf Sicherheit und Wirksamkeit geteste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chließend strengstens überw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lle: Weltgesundheitsorganisation (WHO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fos zu Impfun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1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4 Kommentare 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8</text:p>
          </table:table-cell>
          <table:table-cell table:number-columns-repeated="6"/>
        </table:table-row>
        <table:table-row table:style-name="ro1">
          <table:table-cell table:formula="of:=SUM([.A50:.A5000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in H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vermeidet Kontakt zu Geimpften UND Körperkontakt mit Männern DIE KONTAKT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MPFTEN HATTEN/HABEN. Ich schreibe aus eigener Erfahrung gestützt durch den Pfiz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hortenberic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öb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 hast du da vielleicht einen Link dazu? Dank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Göbel tut mir leid. Nur Telegram Gruppen und meine eigene Erfahrung.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iftstück habe ich nicht runtergelad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 Schade den Bericht hätte ich gerne geles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Claudia Göbel poste ich sobald ich es wiederfin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Bradt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 ich habe es zweimal am eigenen Körper erlebt. Verarschen mich allerdings all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bin Hut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dreas.sartory/posts/472209093448526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- Dringende Empfehlung an alle no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d Winop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den langsam zu Zombies... Walking Dead lässt grüß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Bradt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vermutlich sind sie nun auch noch unfruchtba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Deb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wir brauchen nicht mehr missionieren. Wir alle wissen das schon lange, was passiert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noch passieren wird und die dumme Masse wills nicht wissen. Also lassen wir sie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probieren, bis sie es am eigenen Körper erl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nar Emil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kann man es nicht tei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nar Emilia müsste jetzt geh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nar Emil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Perfekt , danke . Wird getei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leen Riemen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acebook.com/100000592666984/posts/4842232799139761/?sfnsn=scwspm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Je 6. Juli um 11:18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dreas.sartory/posts/472209093448526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Sartory - Dringende Empfehlung an alle noch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andreas.sartory/posts/472209093448526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7" calcext:value-type="float">
            <text:p>7</text:p>
          </table:table-cell>
          <table:table-cell table:style-name="ce7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7" calcext:value-type="float">
            <text:p>7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61];[.D261];[.F261]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3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21:09:33.32654306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4T21:13:05.485277192</dc:date>
    <meta:editing-duration>PT3M31S</meta:editing-duration>
    <meta:editing-cycles>2</meta:editing-cycles>
    <meta:document-statistic meta:table-count="1" meta:cell-count="177" meta:object-count="0"/>
  </office:meta>
</office:document-meta>
</file>